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in" fo:margin-right="0in" fo:margin-top="0.1772in" fo:margin-bottom="0.1772in" style:contextual-spacing="false" fo:line-height="140%" fo:orphans="2" fo:widows="2" fo:text-indent="0in" style:auto-text-indent="false" fo:padding="0in" fo:border="none"/>
      <style:text-properties fo:font-variant="normal" fo:text-transform="none" fo:font-size="13.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50153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rsid="0016ec9d" officeooo:paragraph-rsid="0016ec9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officeooo:rsid="00176835" officeooo:paragraph-rsid="00176835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officeooo:rsid="0018d86c" officeooo:paragraph-rsid="0018d86c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officeooo:rsid="0019ef35" officeooo:paragraph-rsid="0019ef35"/>
    </style:style>
    <style:style style:name="P8" style:family="paragraph" style:parent-style-name="Text_20_body" style:list-style-name="L1">
      <style:paragraph-properties fo:margin-left="0.1772in" fo:margin-right="0in" fo:margin-top="0.0835in" fo:margin-bottom="0.0835in" style:contextual-spacing="false" fo:orphans="2" fo:widows="2" fo:text-indent="0in" style:auto-text-indent="false" fo:padding="0in" fo:border="none"/>
      <style:text-properties fo:font-variant="normal" fo:text-transform="none" fo:letter-spacing="normal" fo:font-style="normal" fo:font-weight="normal"/>
    </style:style>
    <style:style style:name="P9" style:family="paragraph" style:parent-style-name="Text_20_body" style:list-style-name="L2">
      <style:paragraph-properties fo:margin-left="0.1772in" fo:margin-right="0in" fo:margin-top="0.0835in" fo:margin-bottom="0.0835in" style:contextual-spacing="false" fo:orphans="2" fo:widows="2" fo:text-indent="0in" style:auto-text-indent="false" fo:padding="0in" fo:border="none"/>
      <style:text-properties fo:font-variant="normal" fo:text-transform="none" fo:letter-spacing="normal" fo:font-style="normal" fo:font-weight="normal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letter-spacing="normal"/>
    </style:style>
    <style:style style:name="T1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#ffff00" loext:char-shading-value="0"/>
    </style:style>
    <style:style style:name="T3" style:family="text">
      <style:text-properties fo:font-style="normal" fo:font-weight="normal"/>
    </style:style>
    <style:style style:name="T4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Java 11, </text:span></text:p>
      <text:p text:style-name="P3"><text:span text:style-name="T1">Spring Boot, </text:span></text:p>
      <text:p text:style-name="P3"><text:span text:style-name="T1">Webflux, </text:span></text:p>
      <text:p text:style-name="P3"><text:span text:style-name="T1">REST API, </text:span></text:p>
      <text:p text:style-name="P3"><text:span text:style-name="T1">JWT, </text:span></text:p>
      <text:p text:style-name="P3"><text:span text:style-name="T1">Kafka(for service-to-service communication), </text:span></text:p>
      <text:p text:style-name="P3"><text:span text:style-name="T1">CockroachDB, </text:span></text:p>
      <text:p text:style-name="P3"><text:span text:style-name="T1">Redis(for cache), </text:span></text:p>
      <text:p text:style-name="P3"><text:span text:style-name="T1">Angular. </text:span></text:p>
      <text:p text:style-name="P3"><text:span text:style-name="T1"/></text:p>
      <text:p text:style-name="P3"><text:span text:style-name="T1"/></text:p>
      <text:p text:style-name="P4"><text:span text:style-name="T1">Kubernetes CICD</text:span></text:p>
      <text:p text:style-name="P4"><text:span text:style-name="T1"/></text:p>
      <text:p text:style-name="P4"><text:span text:style-name="T1">Gitlab Piplines</text:span></text:p>
      <text:p text:style-name="P3"><text:span text:style-name="T1"/></text:p>
      <text:p text:style-name="P5"><text:span text:style-name="T1">Java Sping boot cicd</text:span></text:p>
      <text:p text:style-name="P5"><text:span text:style-name="T1"/></text:p>
      <text:p text:style-name="P5"><text:span text:style-name="T1">Java Spring containers</text:span></text:p>
      <text:p text:style-name="P5"><text:span text:style-name="T1"/></text:p>
      <text:p text:style-name="P5"><text:span text:style-name="T1">Java Spring on kubernetes</text:span></text:p>
      <text:p text:style-name="P5"><text:span text:style-name="T1"/></text:p>
      <text:p text:style-name="P5"><text:span text:style-name="T1">gitlab CICD</text:span></text:p>
      <text:p text:style-name="P5"><text:span text:style-name="T1"/></text:p>
      <text:p text:style-name="P5"><text:span text:style-name="T1">GKE</text:span></text:p>
      <text:p text:style-name="P5"><text:span text:style-name="T1"/></text:p>
      <text:p text:style-name="P5"><text:span text:style-name="T1"/></text:p>
      <text:p text:style-name="P3"><text:span text:style-name="T1"/></text:p>
      <text:p text:style-name="P3"><text:span text:style-name="T1">We use the</text:span><text:span text:style-name="T2"> gitlab pipeline with kubernetes&amp;docker based on GCP for CI/CD and orchestration.</text:span><text:span text:style-name="T4"> </text:span></text:p>
      <text:p text:style-name="P2"/>
      <text:p text:style-name="P2"/>
      <text:p text:style-name="P2"/>
      <text:p text:style-name="P10"> <text:span text:style-name="T3">secure CI/CD system for our thousands of lines of Terraform.</text:span></text:p>
      <text:list xml:id="list1925408419" text:style-name="L1">
        <text:list-item>
          <text:list>
            <text:list-item>
              <text:p text:style-name="P8">You’ll be mentoring your teammates and working with managers to be better managers.</text:p>
            </text:list-item>
            <text:list-item>
              <text:p text:style-name="P8">You’ll keep your ego in control.</text:p>
            </text:list-item>
          </text:list>
        </text:list-item>
      </text:list>
      <text:h text:style-name="P1" text:outline-level="3">Skills and tools we’d love to see:</text:h>
      <text:list xml:id="list1715681209" text:style-name="L2">
        <text:list-item>
          <text:list>
            <text:list-item>
              <text:p text:style-name="P9">AWS and GCP </text:p>
            </text:list-item>
            <text:list-item>
              <text:p text:style-name="P9">Kubernetes</text:p>
            </text:list-item>
            <text:list-item>
              <text:p text:style-name="P9">Terraform + Ansible + Puppet + SchemaHero</text:p>
            </text:list-item>
            <text:list-item>
              <text:p text:style-name="P9">Gitlab CI/CD</text:p>
            </text:list-item>
            <text:list-item>
              <text:p text:style-name="P9">Prometheus, Grafana, Loki, Jaeger, Parca, Kafdrop, Kiali</text:p>
            </text:list-item>
            <text:list-item>
              <text:p text:style-name="P9">CockroachDB, PostgreSQL, Datastore</text:p>
            </text:list-item>
          </text:list>
        </text:list-item>
      </text:list>
      <text:p text:style-name="P2"><text:soft-page-break/></text:p>
      <text:p text:style-name="P2"/>
      <text:p text:style-name="P6">Kubernetes CICD – Java Based Application:</text:p>
      <text:p text:style-name="P6"/>
      <text:p text:style-name="P6"/>
      <text:p text:style-name="P6">Plugins For Jenkins:</text:p>
      <text:p text:style-name="P6"/>
      <text:p text:style-name="P6"/>
      <text:p text:style-name="P6">Maven invoker</text:p>
      <text:p text:style-name="P6"/>
      <text:p text:style-name="P6">Maven integration</text:p>
      <text:p text:style-name="P6"/>
      <text:p text:style-name="P7">Kubernetes</text:p>
      <text:p text:style-name="P7"/>
      <text:p text:style-name="P7">Kubernetes Continuous Deployment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5T15:22:47.811000000</meta:creation-date>
    <dc:date>2022-08-25T19:07:52.806000000</dc:date>
    <meta:editing-duration>PT3H45M2S</meta:editing-duration>
    <meta:editing-cycles>6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33" meta:word-count="130" meta:character-count="850" meta:non-whitespace-character-count="748"/>
  </office:meta>
</office:document-meta>
</file>